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78cm" fo:min-width="6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middle" draw:auto-grow-height="false" fo:min-height="1.531cm" fo:min-width="18.04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7.735cm" fo:min-width="17.948cm" fo:padding-top="0.151cm" fo:padding-bottom="0.151cm" fo:padding-left="0.276cm" fo:padding-right="0.276cm" loext:decorative="false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center" draw:textarea-vertical-align="middle" draw:auto-grow-height="false" fo:min-height="1.046cm" fo:min-width="11.79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5.148cm" fo:min-width="11.698cm" fo:padding-top="0.151cm" fo:padding-bottom="0.151cm" fo:padding-left="0.276cm" fo:padding-right="0.276cm" loext:decorative="false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596cm" fo:min-width="8.4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784cm" fo:min-width="6.6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_20_unfilled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878cm" fo:min-width="5.7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79cm" fo:min-width="2.9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5" style:family="graphic">
      <style:graphic-properties loext:decorative="false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cm" fo:min-width="0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6" draw:id="id6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4.887cm" svg:y="-0.607cm"/>
          <draw:glue-point draw:id="19" svg:x="4.887cm" svg:y="-2.076cm"/>
          <draw:glue-point draw:id="20" svg:x="4.887cm" svg:y="-0.607cm"/>
          <draw:glue-point draw:id="21" svg:x="5.03cm" svg:y="-2.736cm"/>
          <draw:glue-point draw:id="22" svg:x="5.03cm" svg:y="-1.078cm"/>
          <draw:custom-shape draw:style-name="gr2" draw:text-style-name="P2" draw:layer="layout" svg:width="6.5cm" svg:height="0.679cm" svg:x="4.2cm" svg:y="5.64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Volume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6.5cm" svg:height="1.287cm" svg:x="4.2cm" svg:y="6.32cm">
            <draw:glue-point draw:id="4" svg:x="4.887cm" svg:y="-1.637cm"/>
            <draw:glue-point draw:id="5" svg:x="4.887cm" svg:y="2.28cm"/>
            <text:p text:style-name="P3"><text:span text:style-name="T2">- volume_manager:Thread</text:span></text:p>
            <text:p text:style-name="P3"><text:span text:style-name="T2">- CONSTA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6.5cm" svg:height="2.569cm" svg:x="4.2cm" svg:y="7.46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 set_notify(self)</text:span></text:p>
            <text:p text:style-name="P3"><text:span text:style-name="T2">+ start() # start volume_manager</text:span></text:p>
            <text:p text:style-name="P3"><text:span text:style-name="T2">+ stop() # stop volume_manager</text:span></text:p>
            <text:p text:style-name="P3"><text:span text:style-name="T2">- read_adc()</text:span></text:p>
            <text:p text:style-name="P3"><text:span text:style-name="T2">- set_volume(adc_value: int)</text:span></text:p>
            <text:p text:style-name="P3"><text:span text:style-name="T2">- volume_manag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1">
            <draw:glue-point draw:id="4" svg:x="3cm" svg:y="-5cm"/>
            <draw:glue-point draw:id="5" svg:x="1cm" svg:y="-5cm"/>
            <draw:glue-point draw:id="6" svg:x="-1cm" svg:y="-5cm"/>
            <draw:glue-point draw:id="7" svg:x="-3cm" svg:y="-5cm"/>
            <draw:glue-point draw:id="8" svg:x="-5cm" svg:y="-2.5cm"/>
            <draw:glue-point draw:id="9" svg:x="-5cm" svg:y="2.5cm"/>
            <draw:glue-point draw:id="10" svg:x="-3cm" svg:y="5cm"/>
            <draw:glue-point draw:id="11" svg:x="-1cm" svg:y="5cm"/>
            <draw:glue-point draw:id="12" svg:x="1cm" svg:y="5cm"/>
            <draw:glue-point draw:id="13" svg:x="3cm" svg:y="5cm"/>
            <draw:glue-point draw:id="14" svg:x="5cm" svg:y="2.5cm"/>
            <draw:glue-point draw:id="15" svg:x="5cm" svg:y="-2.5cm"/>
            <draw:custom-shape draw:style-name="gr5" draw:text-style-name="P6" xml:id="id1" draw:id="id1" draw:layer="layout" svg:width="18.5cm" svg:height="1.735cm" svg:x="1cm" svg:y="1cm">
              <draw:glue-point draw:id="4" svg:x="1cm" svg:y="5cm"/>
              <draw:glue-point draw:id="5" svg:x="3cm" svg:y="5cm"/>
              <draw:glue-point draw:id="6" svg:x="-1cm" svg:y="5cm"/>
              <draw:glue-point draw:id="7" svg:x="-3cm" svg:y="5cm"/>
              <draw:glue-point draw:id="8" svg:x="-5cm" svg:y="2.5cm"/>
              <draw:glue-point draw:id="9" svg:x="-5cm" svg:y="-2.5cm"/>
              <draw:glue-point draw:id="10" svg:x="-3cm" svg:y="-5cm"/>
              <draw:glue-point draw:id="11" svg:x="-1cm" svg:y="-5cm"/>
              <draw:glue-point draw:id="12" svg:x="1cm" svg:y="-5cm"/>
              <draw:glue-point draw:id="13" svg:x="3cm" svg:y="-5cm"/>
              <draw:glue-point draw:id="14" svg:x="5cm" svg:y="-2.5cm"/>
              <draw:glue-point draw:id="15" svg:x="5cm" svg:y="2.5cm"/>
              <draw:glue-point draw:id="16" svg:x="-0.47cm" svg:y="0.277cm" draw:align="top-right"/>
              <draw:glue-point draw:id="17" svg:x="-0.47cm" svg:y="0.527cm" draw:align="top-right"/>
              <text:p text:style-name="P5"><text:span text:style-name="T3">volume_control</text:span></text:p>
              <draw:enhanced-geometry svg:viewBox="0 0 21600 21600" draw:type="rectangle" draw:enhanced-path="M 0 0 L 21600 0 21600 21600 0 21600 0 0 Z N"/>
            </draw:custom-shape>
            <draw:connector draw:style-name="gr6" draw:text-style-name="P7" draw:layer="layout" draw:type="line" svg:x1="19.03cm" svg:y1="1.277cm" svg:x2="19.03cm" svg:y2="1.527cm" draw:start-shape="id1" draw:start-glue-point="16" draw:end-shape="id1" draw:end-glue-point="17" svg:d="M19030 1277v250" svg:viewBox="0 0 1 251">
              <text:p/>
            </draw:connector>
          </draw:g>
          <draw:custom-shape draw:style-name="gr7" draw:text-style-name="P8" draw:layer="layout" svg:width="18.5cm" svg:height="18.037cm" svg:x="1cm" svg:y="2.713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glue-point draw:id="4" svg:x="3cm" svg:y="-5cm"/>
          <draw:glue-point draw:id="5" svg:x="1cm" svg:y="-5cm"/>
          <draw:glue-point draw:id="6" svg:x="-1cm" svg:y="-5cm"/>
          <draw:glue-point draw:id="7" svg:x="-3cm" svg:y="-5cm"/>
          <draw:glue-point draw:id="8" svg:x="-5cm" svg:y="-2.5cm"/>
          <draw:glue-point draw:id="9" svg:x="-5cm" svg:y="2.5cm"/>
          <draw:glue-point draw:id="10" svg:x="-3cm" svg:y="5cm"/>
          <draw:glue-point draw:id="11" svg:x="-1cm" svg:y="5cm"/>
          <draw:glue-point draw:id="12" svg:x="1cm" svg:y="5cm"/>
          <draw:glue-point draw:id="13" svg:x="3cm" svg:y="5cm"/>
          <draw:glue-point draw:id="14" svg:x="5cm" svg:y="2.5cm"/>
          <draw:glue-point draw:id="15" svg:x="5cm" svg:y="-2.5cm"/>
          <draw:custom-shape draw:style-name="gr8" draw:text-style-name="P6" xml:id="id2" draw:id="id2" draw:layer="layout" svg:width="12.25cm" svg:height="1.25cm" svg:x="2.6cm" svg:y="21.75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5"><text:span text:style-name="T3">i2c_service</text:span></text:p>
            <draw:enhanced-geometry svg:viewBox="0 0 21600 21600" draw:type="rectangle" draw:enhanced-path="M 0 0 L 21600 0 21600 21600 0 21600 0 0 Z N"/>
          </draw:custom-shape>
          <draw:connector draw:style-name="gr9" draw:text-style-name="P7" draw:layer="layout" draw:type="line" svg:x1="14.38cm" svg:y1="22.027cm" svg:x2="14.38cm" svg:y2="22.277cm" draw:start-shape="id2" draw:start-glue-point="16" draw:end-shape="id2" draw:end-glue-point="17" svg:d="M14380 22027v250" svg:viewBox="0 0 1 251">
            <text:p/>
          </draw:connector>
        </draw:g>
        <draw:custom-shape draw:style-name="gr10" draw:text-style-name="P8" draw:layer="layout" svg:width="12.25cm" svg:height="5.45cm" svg:x="2.6cm" svg:y="23cm">
          <text:p/>
          <draw:enhanced-geometry svg:viewBox="0 0 21600 21600" draw:type="rectangle" draw:enhanced-path="M 0 0 L 21600 0 21600 21600 0 21600 0 0 Z N"/>
        </draw:custom-shape>
        <draw:g draw:style-name="gr1" xml:id="id7" draw:id="id7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11" draw:text-style-name="P2" draw:layer="layout" svg:width="8.9cm" svg:height="0.679cm" svg:x="4.6cm" svg:y="23.71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I2C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8.9cm" svg:height="0.805cm" svg:x="4.6cm" svg:y="24.3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8.9cm" svg:height="1.781cm" svg:x="4.6cm" svg:y="25.1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 read_byte(self, device: int, register: int)</text:span></text:p>
            <text:p text:style-name="P3"><text:span text:style-name="T2">+ write_byte(self, device: int, register: int, value: int)</text:span></text:p>
            <text:p text:style-name="P3"><text:span text:style-name="T2">+ read_block(self, device: int, register: int, length: int)</text:span></text:p>
            <text:p text:style-name="P3"><text:span text:style-name="T2">+ write_block(self, device: int, register: int, data: list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9" draw:id="id9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glue-point draw:id="16" svg:x="-5cm" svg:y="3.835cm"/>
          <draw:custom-shape draw:style-name="gr14" draw:text-style-name="P2" draw:layer="layout" svg:width="5.85cm" svg:height="1.153cm" svg:x="12.8cm" svg:y="3.171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«constants»</text:span></text:p>
            <text:p text:style-name="P1"><text:span text:style-name="T1">CONSTA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5.85cm" svg:height="4.339cm" svg:x="12.8cm" svg:y="4.324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9"><text:span text:style-name="T4"># Raw volume units</text:span></text:p>
            <text:p text:style-name="P9"><text:span text:style-name="T4">VOLUME_MINIMUM </text:span><text:span text:style-name="T4"><text:tab/></text:span><text:span text:style-name="T4">= 105</text:span></text:p>
            <text:p text:style-name="P9"><text:span text:style-name="T4">VOLUME_MAXIMUM </text:span><text:span text:style-name="T4"><text:tab/></text:span><text:span text:style-name="T4">= 215</text:span></text:p>
            <text:p text:style-name="P9"><text:span text:style-name="T4"># MCP3021 - A/D Converter</text:span></text:p>
            <text:p text:style-name="P9"><text:span text:style-name="T4">MCP3021_ADDRESS <text:s text:c="4"/></text:span><text:span text:style-name="T4"><text:tab/></text:span><text:span text:style-name="T4">= 0x4D</text:span></text:p>
            <text:p text:style-name="P9"><text:span text:style-name="T4">READ_DATA_REGISTER <text:s text:c="2"/></text:span><text:span text:style-name="T4"><text:tab/></text:span><text:span text:style-name="T4">= 0x00</text:span></text:p>
            <text:p text:style-name="P9"><text:span text:style-name="T4">ADC_UPDATE_TOLERANCE = 5</text:span></text:p>
            <text:p text:style-name="P9"><text:span text:style-name="T4">POLLING_MIN_INTERVAL </text:span><text:span text:style-name="T4"><text:tab/></text:span><text:span text:style-name="T4">= 0.05</text:span></text:p>
            <text:p text:style-name="P9"><text:span text:style-name="T4">POLLING_MAX_INTERVAL </text:span><text:span text:style-name="T4"><text:tab/></text:span><text:span text:style-name="T4">= 0.3</text:span></text:p>
            <text:p text:style-name="P9"><text:span text:style-name="T4">POLLING_STEP <text:s text:c="8"/></text:span><text:span text:style-name="T4"><text:tab/></text:span><text:span text:style-name="T4">= 0.01</text:span></text:p>
            <text:p text:style-name="P9"><text:span text:style-name="T4">ALSA_MIXER_DIGITAL <text:s text:c="2"/></text:span><text:span text:style-name="T4"><text:tab/></text:span><text:span text:style-name="T4">= "Digital"</text:span></text:p>
            <text:p text:style-name="P9"><text:span text:style-name="T4"># Timeout for thread to respond (seconds)</text:span></text:p>
            <text:p text:style-name="P9"><text:span text:style-name="T4">THREAD_TIMEOUT </text:span><text:span text:style-name="T4"><text:tab/></text:span><text:span text:style-name="T4">= 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4" draw:id="id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4.887cm" svg:y="-0.607cm"/>
          <draw:glue-point draw:id="19" svg:x="4.887cm" svg:y="-2.076cm"/>
          <draw:glue-point draw:id="20" svg:x="4.887cm" svg:y="-0.607cm"/>
          <draw:glue-point draw:id="21" svg:x="5.03cm" svg:y="-2.736cm"/>
          <draw:glue-point draw:id="22" svg:x="5.03cm" svg:y="-1.078cm"/>
          <draw:custom-shape draw:style-name="gr16" draw:text-style-name="P2" draw:layer="layout" svg:width="7.15cm" svg:height="0.679cm" svg:x="11.6cm" svg:y="11.31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AlsaVolu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7.15cm" svg:height="0.993cm" svg:x="11.6cm" svg:y="11.986cm">
            <draw:glue-point draw:id="4" svg:x="4.887cm" svg:y="-1.637cm"/>
            <draw:glue-point draw:id="5" svg:x="4.887cm" svg:y="2.28cm"/>
            <text:p text:style-name="P3"><text:span text:style-name="T2">- mixer: Mixer</text:span></text:p>
            <text:p text:style-name="P3"><text:span text:style-name="T2">- CONSTANTS: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7.15cm" svg:height="0.599cm" svg:x="11.6cm" svg:y="12.96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 set(self, raw_value: int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9" draw:text-style-name="P11" draw:layer="layout" svg:x1="17.514cm" svg:y1="16.294cm" svg:x2="15.175cm" svg:y2="13.564cm" draw:start-shape="id3" draw:start-glue-point="14" draw:end-shape="id4" draw:end-glue-point="2" svg:d="M17514 16294v-1366h-2339v-1364" svg:viewBox="0 0 2340 2731">
          <text:p/>
        </draw:connector>
        <draw:g draw:style-name="gr1" xml:id="id5" draw:id="id5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0" draw:text-style-name="P13" draw:layer="layout" svg:width="6.048cm" svg:height="1.153cm" svg:x="6.35cm" svg:y="18.092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2"><text:span text:style-name="T1">«utility»</text:span></text:p>
            <text:p text:style-name="P12"><text:span text:style-name="T1">oradio_log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5" draw:layer="layout" svg:width="6.048cm" svg:height="0.679cm" svg:x="6.35cm" svg:y="19.245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4"><text:span text:style-name="T1">+ oradio_log(level, messag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2" draw:text-style-name="P11" draw:layer="layout" draw:line-skew="-0.65cm" svg:x1="13.588cm" svg:y1="13.564cm" svg:x2="11.188cm" svg:y2="18.092cm" draw:start-shape="id4" draw:start-glue-point="8" draw:end-shape="id5" draw:end-glue-point="13" svg:d="M13588 13564v1613h-2400v2915" svg:viewBox="0 0 2401 4529">
          <text:p/>
        </draw:connector>
        <draw:connector draw:style-name="gr23" draw:text-style-name="P11" draw:layer="layout" svg:x1="10.339cm" svg:y1="10.036cm" svg:x2="9.978cm" svg:y2="18.092cm" draw:start-shape="id6" draw:start-glue-point="10" draw:end-shape="id5" draw:end-glue-point="12" svg:d="M10339 10036v4027h-361v4029" svg:viewBox="0 0 362 8057">
          <text:p/>
        </draw:connector>
        <draw:g draw:style-name="gr1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4.887cm" svg:y="-0.607cm"/>
          <draw:glue-point draw:id="19" svg:x="4.887cm" svg:y="-2.076cm"/>
          <draw:glue-point draw:id="20" svg:x="4.887cm" svg:y="-0.607cm"/>
          <draw:glue-point draw:id="21" svg:x="5.03cm" svg:y="-2.736cm"/>
          <draw:glue-point draw:id="22" svg:x="5.03cm" svg:y="-1.078cm"/>
          <draw:custom-shape draw:style-name="gr24" draw:text-style-name="P2" draw:layer="layout" svg:width="6.25cm" svg:height="1.153cm" svg:x="13cm" svg:y="16.29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&lt;&lt;library&gt;&gt; Mixer</text:span></text:p>
            <text:p text:style-name="P1"><text:span text:style-name="T1">alsaaudio.Mix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6.25cm" svg:height="1.087cm" svg:x="13cm" svg:y="17.446cm">
            <draw:glue-point draw:id="4" svg:x="4.887cm" svg:y="-1.637cm"/>
            <draw:glue-point draw:id="5" svg:x="4.887cm" svg:y="2.28cm"/>
            <text:p text:style-name="P3"><text:span text:style-name="T2">+ ALSAAudioError</text:span></text:p>
            <text:p text:style-name="P3"><text:span text:style-name="T2">+ VOLUME_UNITS_RA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6.25cm" svg:height="0.993cm" svg:x="13cm" svg:y="18.50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 setvolume(level: int)</text:span></text:p>
            <text:p text:style-name="P3"><text:span text:style-name="T2">+ getvolume(): list[int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7" draw:text-style-name="P11" draw:layer="layout" draw:line-skew="-1.673cm 3.125cm" svg:x1="4.201cm" svg:y1="9.492cm" svg:x2="5.097cm" svg:y2="23.717cm" draw:start-shape="id6" draw:start-glue-point="11" draw:end-shape="id7" draw:end-glue-point="4" svg:d="M4201 9492h-2201v10508h3097v3717" svg:viewBox="0 0 3098 14226">
          <text:p/>
        </draw:connector>
        <draw:g draw:style-name="gr1" xml:id="id8" draw:id="id8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28" draw:text-style-name="P2" draw:layer="layout" svg:width="3.4cm" svg:height="1.153cm" svg:x="6.15cm" svg:y="11.117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&lt;&lt;utility&gt;&gt;</text:span></text:p>
            <text:p text:style-name="P1"><text:span text:style-name="T1">Thread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draw:layer="layout" svg:width="3.4cm" svg:height="0.688cm" svg:x="6.15cm" svg:y="12.27cm">
            <text:p text:style-name="P3"><text:span text:style-name="T2">Threading.Thre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3.4cm" svg:height="1.781cm" svg:x="6.15cm" svg:y="12.95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 start()</text:span></text:p>
            <text:p text:style-name="P3"><text:span text:style-name="T2">+ run()</text:span></text:p>
            <text:p text:style-name="P3"><text:span text:style-name="T2">+ join()</text:span></text:p>
            <text:p text:style-name="P3"><text:span text:style-name="T2">+ is_alive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1" draw:text-style-name="P11" draw:layer="layout" svg:x1="8.894cm" svg:y1="10.036cm" svg:x2="9.361cm" svg:y2="11.118cm" draw:start-shape="id6" draw:start-glue-point="9" draw:end-shape="id8" draw:end-glue-point="15" svg:d="M8894 10036v540h467v542" svg:viewBox="0 0 468 1083">
          <text:p/>
        </draw:connector>
        <draw:connector draw:style-name="gr32" draw:text-style-name="P11" draw:layer="layout" svg:x1="10.7cm" svg:y1="6.636cm" svg:x2="12.8cm" svg:y2="3.807cm" draw:start-shape="id6" draw:start-glue-point="21" draw:end-shape="id9" draw:end-glue-point="15" svg:d="M10700 6636h1050v-2829h1050" svg:viewBox="0 0 2101 2830">
          <text:p/>
        </draw:connector>
        <draw:connector draw:style-name="gr33" draw:text-style-name="P11" draw:layer="layout" svg:x1="16.764cm" svg:y1="11.319cm" svg:x2="15.14cm" svg:y2="8.663cm" draw:start-shape="id4" draw:start-glue-point="14" draw:end-shape="id9" draw:end-glue-point="5" svg:d="M16764 11319v-1329h-1624v-1327" svg:viewBox="0 0 1625 2657">
          <text:p/>
        </draw:connector>
        <draw:connector draw:style-name="gr34" draw:text-style-name="P11" draw:layer="layout" svg:x1="10.699cm" svg:y1="9.492cm" svg:x2="13.588cm" svg:y2="11.319cm" draw:start-shape="id6" draw:start-glue-point="12" draw:end-shape="id4" draw:end-glue-point="5" svg:d="M10699 9492h2889v1827" svg:viewBox="0 0 2890 1828">
          <text:p/>
        </draw:connector>
        <draw:g draw:style-name="gr35" xml:id="id10" draw:id="id10">
          <draw:polygon draw:style-name="gr36" draw:text-style-name="P17" draw:layer="layout" svg:width="5.999cm" svg:height="1.499cm" svg:x="1.95cm" svg:y="3.25cm" svg:viewBox="0 0 6000 1500" draw:points="6000,375 6000,1500 0,1500 0,0 5100,0">
            <text:p text:style-name="P16"><text:span text:style-name="T5">volume_manager() thread </text:span></text:p>
            <text:p text:style-name="P16"><text:span text:style-name="T5">continuously polls ADC </text:span></text:p>
            <text:p text:style-name="P16"><text:span text:style-name="T5">and updates volume</text:span></text:p>
          </draw:polygon>
          <draw:path draw:style-name="gr37" draw:text-style-name="P17" draw:layer="layout" svg:width="0.751cm" svg:height="0.313cm" svg:x="7.124cm" svg:y="3.28cm" svg:viewBox="0 0 752 314" svg:d="M0 0c250 105 502 209 752 314-250 0-502 0-752 0 0-105 0-209 0-314z">
            <text:p/>
          </draw:path>
        </draw:g>
        <draw:connector draw:style-name="gr38" draw:text-style-name="P18" draw:layer="layout" svg:x1="4.95cm" svg:y1="4.75cm" svg:x2="7.45cm" svg:y2="5.641cm" draw:start-shape="id10" draw:start-glue-point="2" draw:end-shape="id6" draw:end-glue-point="0" svg:d="M4950 4750v445h2500v446" svg:viewBox="0 0 2501 892">
          <text:p/>
        </draw:connector>
        <draw:g draw:style-name="gr1" xml:id="id11" draw:id="id11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39" draw:text-style-name="P13" draw:layer="layout" svg:width="6.048cm" svg:height="1.153cm" svg:x="2.75cm" svg:y="15.41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2"><text:span text:style-name="T1">«utility»</text:span></text:p>
            <text:p text:style-name="P12"><text:span text:style-name="T1">oradio_uti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15" draw:layer="layout" svg:width="6.048cm" svg:height="0.679cm" svg:x="2.75cm" svg:y="16.57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4"><text:span text:style-name="T1">+ save_put((queue, ms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1" draw:text-style-name="P11" draw:layer="layout" svg:x1="4.563cm" svg:y1="10.036cm" svg:x2="3.96cm" svg:y2="15.418cm" draw:start-shape="id6" draw:start-glue-point="7" draw:end-shape="id11" draw:end-glue-point="10" svg:d="M4563 10036v2690h-603v2692" svg:viewBox="0 0 604 53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omponent" svg:viewBox="0 0 338 419" svg:d="M1 86c1-2 2-3 4-4 1-1 2-1 4-1h55v-72c0-2 0-3 1-4 1-2 2-3 4-4 1-1 2-1 4-1h256c2 0 3 0 5 1 1 1 2 2 3 4 1 1 1 2 1 4v400c0 2 0 3-1 5-1 1-2 2-3 3-2 1-3 1-5 1h-252c-1 1-3 1-4 1-2 0-3 0-4-1-2-1-3-2-4-3-1-2-1-3-1-5v-1-70h-55c-2 0-3 0-4-1-2-1-3-2-4-3-1-2-1-3-1-5v-80c0-2 0-3 1-4 1-2 2-3 4-4 1-1 2-1 4-1h55v-63h-51c-1 1-3 1-4 1-2 0-3 0-4-1-2-1-3-2-4-3-1-2-1-3-1-5v-1-79c0-2 0-3 1-4zM137 81c2 0 3 0 5 1 1 1 2 2 3 4 1 1 1 2 1 4v79 1c0 2 0 3-1 5-1 1-2 2-3 3-2 1-3 1-5 1-1 0-3 0-4-1h-51v63h55c2 0 3 0 5 1 1 1 2 2 3 4 1 1 1 2 1 4v80c0 2 0 3-1 5-1 1-2 2-3 3-2 1-3 1-5 1h-55v61h238v-382h-238v63zM18 99v61h55 55v-61zM128 321v-62h-110v62h55z"/>
    <draw:marker draw:name="Square_20_45_20_unfilled" draw:display-name="Square 45 unfilled" svg:viewBox="0 0 3000 3000" svg:d="M1500 3000l-1500-1500 1500-1500 1500 1500zM1500 2715l-1215-1215 1215-1215 1215 1215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08T15:08:38.433065600</meta:creation-date>
    <meta:editing-duration>P1DT4H1M13S</meta:editing-duration>
    <meta:editing-cycles>25</meta:editing-cycles>
    <meta:generator>LibreOffice/25.8.2.2$Windows_X86_64 LibreOffice_project/d401f2107ccab8f924a8e2df40f573aab7605b6f</meta:generator>
    <dc:date>2025-11-18T14:26:21.810235500</dc:date>
    <meta:print-date>2025-11-12T14:27:39.713796600</meta:print-date>
    <meta:printed-by>PDF files</meta:printed-by>
    <meta:document-statistic meta:object-count="51"/>
  </office:meta>
</office:document-meta>
</file>